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3.0984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97" table:default-cell-style-name="ce1"/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:jf:Yo lzlj/</text:p>
          </table:table-cell>
          <table:table-cell office:value-type="float" office:value="500000" calcext:value-type="float">
            <text:p>5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sd{rf/L :jf:Yo k/LIf)f</text:p>
          </table:table-cell>
          <table:table-cell office:value-type="float" office:value="3000000" calcext:value-type="float">
            <text:p>30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PrcfO{eL¿P*; ;DaGwL sfo{s|d</text:p>
          </table:table-cell>
          <table:table-cell office:value-type="float" office:value="400000" calcext:value-type="float">
            <text:p>4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Ifo/f]u lgoGq)f</text:p>
          </table:table-cell>
          <table:table-cell office:value-type="float" office:value="200000" calcext:value-type="float">
            <text:p>2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hg:jf:Yo ;DaGwLcGo sfo{</text:p>
          </table:table-cell>
          <table:table-cell office:value-type="float" office:value="25700000" calcext:value-type="float">
            <text:p>257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kbf¿ko{^g cGo ;]jf</text:p>
          </table:table-cell>
          <table:table-cell office:value-type="string" calcext:value-type="string">
            <text:p>xg'dfg (f]sf ;+/If)f cfof]hgf</text:p>
          </table:table-cell>
          <table:table-cell office:value-type="float" office:value="200000000" calcext:value-type="float">
            <text:p>2000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kbf¿ko{^g cGo ;]jf</text:p>
          </table:table-cell>
          <table:table-cell office:value-type="string" calcext:value-type="string">
            <text:p>;Dkbf ;+/If)f cGo sfo{s|d</text:p>
          </table:table-cell>
          <table:table-cell office:value-type="float" office:value="60000000" calcext:value-type="float">
            <text:p>600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kbf¿ko{^g cGo ;]jf</text:p>
          </table:table-cell>
          <table:table-cell office:value-type="string" calcext:value-type="string">
            <text:p>of]hgfx?</text:p>
          </table:table-cell>
          <table:table-cell office:value-type="float" office:value="43000000" calcext:value-type="float">
            <text:p>430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pks/)f dd{t ;Def/</text:p>
          </table:table-cell>
          <table:table-cell office:value-type="float" office:value="200000" calcext:value-type="float">
            <text:p>2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|ToIf k|;f/)f</text:p>
          </table:table-cell>
          <table:table-cell office:value-type="float" office:value="50000" calcext:value-type="float">
            <text:p>5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|]; e]^#f^ sfo{s|d</text:p>
          </table:table-cell>
          <table:table-cell office:value-type="float" office:value="150000" calcext:value-type="float">
            <text:p>15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dxfgu/ a'n]^Lg¿klqsf k|sfzg</text:p>
          </table:table-cell>
          <table:table-cell office:value-type="float" office:value="1250000" calcext:value-type="float">
            <text:p>125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|a${gfTds ;fdfu|L / sfo{s|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gof“ :^"l*of] lgdf{)f tyf kf^L{zg / Joj:yfk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jflif{s pT;j</text:p>
          </table:table-cell>
          <table:table-cell office:value-type="float" office:value="50000" calcext:value-type="float">
            <text:p>5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':tsfno Joj:yf</text:p>
          </table:table-cell>
          <table:table-cell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xfd|f] sf&amp;df*f} sfo{s|d –g]kfn ^]nLlehg</text:p>
          </table:table-cell>
          <table:table-cell office:value-type="float" office:value="6000000" calcext:value-type="float">
            <text:p>60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/f]oN^L¿k'/:sf/</text:p>
          </table:table-cell>
          <table:table-cell office:value-type="float" office:value="100000" calcext:value-type="float">
            <text:p>1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;"rgf tyf ;~rf/ dGqfno /f]oN^L</text:p>
          </table:table-cell>
          <table:table-cell office:value-type="float" office:value="300000" calcext:value-type="float">
            <text:p>3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;"rgf tyf ;~rf/sf cGo sfo{</text:p>
          </table:table-cell>
          <table:table-cell office:value-type="float" office:value="4200000" calcext:value-type="float">
            <text:p>42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fj{hlgs lgdf{)f cGo ;]jf</text:p>
          </table:table-cell>
          <table:table-cell office:value-type="string" calcext:value-type="string">
            <text:p>rfn" of]hgf</text:p>
          </table:table-cell>
          <table:table-cell office:value-type="float" office:value="150000000" calcext:value-type="float">
            <text:p>1500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fj{hlgs lgdf{)f cGo ;]jf</text:p>
          </table:table-cell>
          <table:table-cell office:value-type="string" calcext:value-type="string">
            <text:p>gof“ of]hgfx? -cGo_</text:p>
          </table:table-cell>
          <table:table-cell office:value-type="float" office:value="75000000" calcext:value-type="float">
            <text:p>750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k|)ffnL cGo ;]jf </text:p>
          </table:table-cell>
          <table:table-cell office:value-type="string" calcext:value-type="string">
            <text:p>"rgf k|)ffnL s]Gb|</text:p>
          </table:table-cell>
          <table:table-cell office:value-type="float" office:value="24500000" calcext:value-type="float">
            <text:p>245000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zx/L ljsf; cGo ;]jf</text:p>
          </table:table-cell>
          <table:table-cell office:value-type="string" calcext:value-type="string">
            <text:p>zx/L of]hgf</text:p>
          </table:table-cell>
          <table:table-cell office:value-type="float" office:value="160300000" calcext:value-type="float">
            <text:p>160300000</text:p>
          </table:table-cell>
          <table:table-cell table:number-columns-repeated="997"/>
        </table:table-row>
        <table:table-row table:style-name="ro1" table:number-rows-repeated="1048551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50:56.593684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51:35.081459332</dc:date>
    <meta:generator>LibreOffice/4.2.4.2$Linux_x86 LibreOffice_project/420m0$Build-2</meta:generator>
    <meta:editing-duration>PT11M26S</meta:editing-duration>
    <meta:editing-cycles>14</meta:editing-cycles>
    <meta:document-statistic meta:table-count="1" meta:cell-count="94" meta:object-count="0"/>
  </office:meta>
</office:document-meta>
</file>